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ight Sky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style:font-name="Comic Sans M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425cm" svg:y="3.395cm">
          <draw:text-box>
            <text:p text:style-name="P2"><text:span text:style-name="T1">pix</text:span><text:span text:style-name="T1">els</text:span></text:p>
          </draw:text-box>
        </draw:frame>
        <draw:frame draw:style-name="gr3" draw:text-style-name="P4" draw:layer="layout" svg:width="4.433cm" svg:height="0.941cm" svg:x="10.03cm" svg:y="1.117cm">
          <draw:text-box>
            <text:p text:style-name="P2"><text:span text:style-name="T2">Box 1 of 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8:42:31.835451864</dc:date>
    <meta:editing-duration>PT49M7S</meta:editing-duration>
    <meta:editing-cycles>6</meta:editing-cycles>
    <meta:generator>LibreOffice/7.4.5.1$Linux_X86_64 LibreOffice_project/9c0871452b3918c1019dde9bfac75448afc4b57f</meta:generator>
    <meta:print-date>2023-03-13T18:32:45.143182719</meta:print-date>
    <meta:document-statistic meta:object-count="3"/>
  </office:meta>
</office:document-meta>
</file>